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mputer Science 3MI3 – 2020 Assignment 2: Typing a λ-calculus</text:title></text:p>
      <text:p text:style-name="OrgTitle"/>
      <text:p text:style-name="OrgSubtitle"><text:initial-creator>Cynthia Liu</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182cb1">1. Introduction</text:a></text:p>
          <text:p text:style-name="Contents_20_1"><text:a xlink:type="simple" xlink:href="#org43f2e80">2. Part one: The representation</text:a></text:p>
          <text:p text:style-name="Contents_20_2"><text:a xlink:type="simple" xlink:href="#org209022d">2.1. Representation in Scala</text:a></text:p>
          <text:p text:style-name="Contents_20_2"><text:a xlink:type="simple" xlink:href="#org3c4fbad">2.2. Representation in Ruby</text:a></text:p>
          <text:p text:style-name="Contents_20_1"><text:a xlink:type="simple" xlink:href="#org8983a74">3. Part two: Typechecking</text:a></text:p>
          <text:p text:style-name="Contents_20_2"><text:a xlink:type="simple" xlink:href="#org2ec31f8">3.1. Scala implementation</text:a></text:p>
          <text:p text:style-name="Contents_20_3"><text:a xlink:type="simple" xlink:href="#orgd797c2b">3.1.1. typeOf</text:a></text:p>
          <text:p text:style-name="Contents_20_3"><text:a xlink:type="simple" xlink:href="#orgaeefc56">3.1.2. typecheck</text:a></text:p>
          <text:p text:style-name="Contents_20_2"><text:a xlink:type="simple" xlink:href="#org6af8fce">3.2. Ruby implementation</text:a></text:p>
          <text:p text:style-name="Contents_20_3"><text:a xlink:type="simple" xlink:href="#orgec271d4">3.2.1. typeOf</text:a></text:p>
          <text:p text:style-name="Contents_20_3"><text:a xlink:type="simple" xlink:href="#org99e1b32">3.2.2. typecheck</text:a></text:p>
          <text:p text:style-name="Contents_20_1"><text:a xlink:type="simple" xlink:href="#org06045f3">4. Part three: Translation to the untyped λ-calculus</text:a></text:p>
          <text:p text:style-name="Contents_20_2"><text:a xlink:type="simple" xlink:href="#org8cbfa60">4.1. Scala implementation</text:a></text:p>
          <text:p text:style-name="Contents_20_2"><text:a xlink:type="simple" xlink:href="#org761eeb2">4.2. Ruby implementation</text:a></text:p>
        </text:index-body>
      </text:table-of-content>
      <text:h text:style-name="Heading_20_1" text:outline-level="1" text:is-list-header="false">
<text:bookmark-start text:name="OrgXref.orga182cb1"/>
<text:bookmark text:name="orga182cb1"/>Introduction
<text:bookmark-end text:name="OrgXref.orga182cb1"/></text:h>
      <text:p text:style-name="Text_20_body">This is the documentation for Assignment 2 for COMPSCI3MI3 2020fall. 
</text:p>
      <text:p text:style-name="Text_20_body">It is about constructing representation of a simply-typed λ-calculus, 
and a typechecker for that λ-calculus, as well as a type-erasure and a simple translator to simplify terms to untyped λ-calculus terms.
</text:p>
      <text:p text:style-name="Text_20_body">This Assignment is written in both Scala and Ruby. 
</text:p>
      <text:h text:style-name="Heading_20_1" text:outline-level="1" text:is-list-header="false">
<text:bookmark-start text:name="OrgXref.org43f2e80"/>
<text:bookmark text:name="org43f2e80"/>Part one: The representation
<text:bookmark-end text:name="OrgXref.org43f2e80"/></text:h>
      <text:h text:style-name="Heading_20_2" text:outline-level="2" text:is-list-header="false">
<text:bookmark-start text:name="OrgXref.org209022d"/>
<text:bookmark text:name="org209022d"/>Representation in Scala
<text:bookmark-end text:name="OrgXref.org209022d"/></text:h>
      <text:p text:style-name="Text_20_body">The terms of the λ-calculus ST are expressed in the new type <text:span text:style-name="OrgCode">STTerm</text:span>.
</text:p>
      <text:list text:style-name="OrgBulletedList" text:continue-numbering="false">
        <text:list-item>
          <text:p text:style-name="Text_20_body">The constructor <text:span text:style-name="OrgCode">STVar</text:span> take a parameter of type <text:span text:style-name="OrgCode">Int</text:span>.
</text:p>
        </text:list-item>
        <text:list-item>
          <text:p text:style-name="Text_20_body">The constructor <text:span text:style-name="OrgCode">STZero</text:span>, <text:span text:style-name="OrgCode">STTrue</text:span>, <text:span text:style-name="OrgCode">STFalse</text:span> take no arguments, so they are implemented as case object
</text:p>
        </text:list-item>
        <text:list-item>
          <text:p text:style-name="Text_20_body">The constructor <text:span text:style-name="OrgCode">STSuc</text:span>, <text:span text:style-name="OrgCode">STIsZero</text:span> take one parameters of type <text:span text:style-name="OrgCode">STTerm</text:span>.
</text:p>
        </text:list-item>
        <text:list-item>
          <text:p text:style-name="Text_20_body">The constructor <text:span text:style-name="OrgCode">STApp</text:span> takes two parameters of type <text:span text:style-name="OrgCode">STTerm</text:span>.
</text:p>
        </text:list-item>
        <text:list-item>
          <text:p text:style-name="Text_20_body">The constructor <text:span text:style-name="OrgCode">STAbs</text:span> takes two parameters, one is of type <text:span text:style-name="OrgCode">STTerm</text:span>, the other is of type <text:span text:style-name="OrgCode">STType</text:span>.
</text:p>
        </text:list-item>
        <text:list-item>
          <text:p text:style-name="Text_20_body">The constructor <text:span text:style-name="OrgCode">STTest</text:span> takes three parameters of type <text:span text:style-name="OrgCode">STTerm</text:span>.
</text:p>
        </text:list-item>
      </text:list>
      <text:p text:style-name="OrgFixedWidthBlock">sealed trait STTerm</text:p>
      <text:p text:style-name="OrgFixedWidthBlock">case class STVar(index: Int) extends STTerm</text:p>
      <text:p text:style-name="OrgFixedWidthBlock">case class STApp(t1: STTerm,t2: STTerm) extends STTerm</text:p>
      <text:p text:style-name="OrgFixedWidthBlock">case class STAbs(t: STType,term: STTerm) extends STTerm</text:p>
      <text:p text:style-name="OrgFixedWidthBlock"/>
      <text:p text:style-name="OrgFixedWidthBlock">case object STZero extends STTerm</text:p>
      <text:p text:style-name="OrgFixedWidthBlock">case class STSuc(t: STTerm) extends STTerm</text:p>
      <text:p text:style-name="OrgFixedWidthBlock">case class STIsZero(t: STTerm) extends STTerm</text:p>
      <text:p text:style-name="OrgFixedWidthBlock"/>
      <text:p text:style-name="OrgFixedWidthBlock">case object STTrue extends STTerm</text:p>
      <text:p text:style-name="OrgFixedWidthBlock">case object STFalse extends STTerm</text:p>
      <text:p text:style-name="OrgFixedWidthBlockLastLine">case class STTest(t1: STTerm,t2: STTerm,t3: STTerm) extends STTerm</text:p>
      <text:p text:style-name="OrgFixedWidthBlockLastLine"/>
      <text:h text:style-name="Heading_20_2" text:outline-level="2" text:is-list-header="false">
<text:bookmark-start text:name="OrgXref.org3c4fbad"/>
<text:bookmark text:name="org3c4fbad"/>Representation in Ruby
<text:bookmark-end text:name="OrgXref.org3c4fbad"/></text:h>
      <text:p text:style-name="Text_20_body">In Ruby, all constructors are subtypes of type <text:span text:style-name="OrgCode">STTerm</text:span>, that is, they all inherites from <text:span text:style-name="OrgCode">STTerm</text:span>
</text:p>
      <text:p text:style-name="OrgFixedWidthBlockLastLine">class STTerm end</text:p>
      <text:p text:style-name="Text_20_body">The operator <text:span text:style-name="OrgCode">&lt;</text:span> means inheritance, for each class, we have an initialize method to initialize the object, and we have a == method to do comparsion.
</text:p>
      <text:list text:style-name="OrgBulletedList" text:continue-numbering="false">
        <text:list-item>
          <text:p text:style-name="Text_20_body">For <text:span text:style-name="OrgCode">STVar</text:span>, it is initialized with an integer.
</text:p>
        </text:list-item>
      </text:list>
      <text:p text:style-name="OrgFixedWidthBlock">class STVar &lt; STTerm</text:p>
      <text:p text:style-name="OrgFixedWidthBlock"> <text:s text:c="1"/>attr_reader :index</text:p>
      <text:p text:style-name="OrgFixedWidthBlock"> <text:s text:c="1"/># We require our variables are only indexed by integers.</text:p>
      <text:p text:style-name="OrgFixedWidthBlock"> <text:s text:c="1"/>def initialize(index)</text:p>
      <text:p text:style-name="OrgFixedWidthBlock"> <text:s text:c="3"/>unless index.is_a?(Integer) </text:p>
      <text:p text:style-name="OrgFixedWidthBlock"> <text:s text:c="5"/>throw "Constructing a STVar out of non-integer terms"</text:p>
      <text:p text:style-name="OrgFixedWidthBlock"> <text:s text:c="3"/>end</text:p>
      <text:p text:style-name="OrgFixedWidthBlock"> <text:s text:c="3"/>@index = index</text:p>
      <text:p text:style-name="OrgFixedWidthBlock"> <text:s text:c="1"/>end</text:p>
      <text:p text:style-name="OrgFixedWidthBlock"> <text:s text:c="1"/>def ==(type); type.is_a?(STVat) &amp;&amp; type.index==@index end</text:p>
      <text:p text:style-name="OrgFixedWidthBlockLastLine">end</text:p>
      <text:list text:style-name="OrgBulletedList" text:continue-numbering="false">
        <text:list-item>
          <text:p text:style-name="Text_20_body">For <text:span text:style-name="OrgCode">STZero</text:span>, <text:span text:style-name="OrgCode">STTrue</text:span>, <text:span text:style-name="OrgCode">STFalse</text:span>, they are initialized directly.
</text:p>
        </text:list-item>
      </text:list>
      <text:p text:style-name="OrgFixedWidthBlock">class STZero &lt; STTerm</text:p>
      <text:p text:style-name="OrgFixedWidthBlock"> <text:s text:c="1"/>def ==(type); type.is_a?(STZero) end</text:p>
      <text:p text:style-name="OrgFixedWidthBlock"> <text:s text:c="1"/>def to_s; "zero" end</text:p>
      <text:p text:style-name="OrgFixedWidthBlock"> <text:s text:c="1"/>def typeOf(arr); STNat.new end</text:p>
      <text:p text:style-name="OrgFixedWidthBlockLastLine">end</text:p>
      <text:list text:style-name="OrgBulletedList" text:continue-numbering="false">
        <text:list-item>
          <text:p text:style-name="Text_20_body">For <text:span text:style-name="OrgCode">STSuc</text:span>, <text:span text:style-name="OrgCode">STIsZero</text:span>, they are initialized with a <text:span text:style-name="OrgCode">STTerm</text:span>.
</text:p>
        </text:list-item>
      </text:list>
      <text:p text:style-name="OrgFixedWidthBlock">class STSuc &lt; STTerm</text:p>
      <text:p text:style-name="OrgFixedWidthBlock"> <text:s text:c="3"/>attr_reader :t</text:p>
      <text:p text:style-name="OrgFixedWidthBlock"> <text:s text:c="3"/>def initialize(t)</text:p>
      <text:p text:style-name="OrgFixedWidthBlock"> <text:s text:c="5"/>unless t.is_a?(STTerm)</text:p>
      <text:p text:style-name="OrgFixedWidthBlock"><text:tab/>throw "Constructing a lambda term out of non-lambda terms"</text:p>
      <text:p text:style-name="OrgFixedWidthBlock"> <text:s text:c="5"/>end</text:p>
      <text:p text:style-name="OrgFixedWidthBlock"> <text:s text:c="5"/>@t = t</text:p>
      <text:p text:style-name="OrgFixedWidthBlock"> <text:s text:c="3"/>end</text:p>
      <text:p text:style-name="OrgFixedWidthBlock"/>
      <text:p text:style-name="OrgFixedWidthBlock"> <text:s text:c="3"/>def ==(type); type.is_a?(STSuc) &amp;&amp; type.t==@t end</text:p>
      <text:p text:style-name="OrgFixedWidthBlockLastLine">end</text:p>
      <text:list text:style-name="OrgBulletedList" text:continue-numbering="false">
        <text:list-item>
          <text:p text:style-name="Text_20_body">For <text:span text:style-name="OrgCode">STApp</text:span>, it is initialized with two <text:span text:style-name="OrgCode">STTerm</text:span>.
</text:p>
        </text:list-item>
      </text:list>
      <text:p text:style-name="OrgFixedWidthBlock">class STApp &lt; STTerm</text:p>
      <text:p text:style-name="OrgFixedWidthBlock"> <text:s text:c="3"/>attr_reader :t1</text:p>
      <text:p text:style-name="OrgFixedWidthBlock"> <text:s text:c="3"/>attr_reader :t2</text:p>
      <text:p text:style-name="OrgFixedWidthBlock"> <text:s text:c="3"/>def initialize(t1,t2)</text:p>
      <text:p text:style-name="OrgFixedWidthBlock"> <text:s text:c="5"/>unless t1.is_a?(STTerm) &amp;&amp; t2.is_a?(STTerm)</text:p>
      <text:p text:style-name="OrgFixedWidthBlock"><text:tab/>throw "Constructing a lambda term out of non-lambda terms"</text:p>
      <text:p text:style-name="OrgFixedWidthBlock"> <text:s text:c="5"/>end</text:p>
      <text:p text:style-name="OrgFixedWidthBlock"> <text:s text:c="5"/>@t1 = t1; @t2 = t2</text:p>
      <text:p text:style-name="OrgFixedWidthBlock"> <text:s text:c="3"/>end</text:p>
      <text:p text:style-name="OrgFixedWidthBlock"> <text:s text:c="3"/>def ==(type); type.is_a?(STApp) &amp;&amp; type.t1==@t1 &amp;&amp; type.t2==@t2 end</text:p>
      <text:p text:style-name="OrgFixedWidthBlockLastLine"> <text:s text:c="1"/>end <text:s text:c="1"/></text:p>
      <text:list text:style-name="OrgBulletedList" text:continue-numbering="false">
        <text:list-item>
          <text:p text:style-name="Text_20_body">For <text:span text:style-name="OrgCode">STAbs</text:span>, it is initialized with a <text:span text:style-name="OrgCode">STTerm</text:span> and a <text:span text:style-name="OrgCode">STType</text:span>.
</text:p>
        </text:list-item>
      </text:list>
      <text:p text:style-name="OrgFixedWidthBlock">class STAbs &lt; STTerm</text:p>
      <text:p text:style-name="OrgFixedWidthBlock"> <text:s text:c="3"/>attr_reader :t1</text:p>
      <text:p text:style-name="OrgFixedWidthBlock"> <text:s text:c="3"/>attr_reader :t2</text:p>
      <text:p text:style-name="OrgFixedWidthBlock"> <text:s text:c="3"/>def initialize(t1,t2)</text:p>
      <text:p text:style-name="OrgFixedWidthBlock"> <text:s text:c="5"/>unless t1.is_a?(STType) &amp;&amp; t2.is_a?(STTerm)</text:p>
      <text:p text:style-name="OrgFixedWidthBlock"><text:tab/>throw "Constructing a lambda term out of non-lambda terms"</text:p>
      <text:p text:style-name="OrgFixedWidthBlock"> <text:s text:c="5"/>end</text:p>
      <text:p text:style-name="OrgFixedWidthBlock"> <text:s text:c="5"/>@t1 = t1; @t2 = t2</text:p>
      <text:p text:style-name="OrgFixedWidthBlock"> <text:s text:c="3"/>end</text:p>
      <text:p text:style-name="OrgFixedWidthBlock"/>
      <text:p text:style-name="OrgFixedWidthBlock"> <text:s text:c="3"/>def ==(type); type.is_a?(STAbs) &amp;&amp; type.t1==@t1 &amp;&amp; type.t2==@t2 end</text:p>
      <text:p text:style-name="OrgFixedWidthBlockLastLine">end</text:p>
      <text:list text:style-name="OrgBulletedList" text:continue-numbering="false">
        <text:list-item>
          <text:p text:style-name="Text_20_body">For <text:span text:style-name="OrgCode">STTest</text:span>, it is initialized with three <text:span text:style-name="OrgCode">STTerm</text:span>.
</text:p>
        </text:list-item>
      </text:list>
      <text:p text:style-name="OrgFixedWidthBlock">class STTest &lt; STTerm</text:p>
      <text:p text:style-name="OrgFixedWidthBlock"> <text:s text:c="2"/>attr_reader :t1</text:p>
      <text:p text:style-name="OrgFixedWidthBlock"> <text:s text:c="2"/>attr_reader :t2</text:p>
      <text:p text:style-name="OrgFixedWidthBlock"> <text:s text:c="2"/>attr_reader :t3</text:p>
      <text:p text:style-name="OrgFixedWidthBlock"/>
      <text:p text:style-name="OrgFixedWidthBlock"> <text:s text:c="2"/># We require our variables are only indexed by integers.</text:p>
      <text:p text:style-name="OrgFixedWidthBlock"> <text:s text:c="2"/>def initialize(t1,t2,t3)</text:p>
      <text:p text:style-name="OrgFixedWidthBlock"> <text:s text:c="4"/>unless t1.is_a?(STTerm) &amp;&amp; t2.is_a?(STTerm) &amp;&amp; t2.is_a?(STTerm)</text:p>
      <text:p text:style-name="OrgFixedWidthBlock"> <text:s text:c="6"/>throw "Constructing a lambda term out of non-lambda terms"</text:p>
      <text:p text:style-name="OrgFixedWidthBlock"> <text:s text:c="4"/>end</text:p>
      <text:p text:style-name="OrgFixedWidthBlock"> <text:s text:c="4"/>@t1 = t1; @t2 = t2; @t3=t3</text:p>
      <text:p text:style-name="OrgFixedWidthBlock"> <text:s text:c="2"/>end</text:p>
      <text:p text:style-name="OrgFixedWidthBlock"/>
      <text:p text:style-name="OrgFixedWidthBlock"> <text:s text:c="2"/>def ==(type); type.is_a?(STTest) &amp;&amp; type.t1==@t1 &amp;&amp; type.t2==@t2 &amp;&amp; type.t3==@t3 end</text:p>
      <text:p text:style-name="OrgFixedWidthBlockLastLine"> end</text:p>
      <text:h text:style-name="Heading_20_1" text:outline-level="1" text:is-list-header="false">
<text:bookmark-start text:name="OrgXref.org8983a74"/>
<text:bookmark text:name="org8983a74"/>Part two: Typechecking
<text:bookmark-end text:name="OrgXref.org8983a74"/></text:h>
      <text:p text:style-name="Text_20_body">This method takes a <text:span text:style-name="OrgCode">STTerm</text:span>, and returns true if the represented term obeys the type rules of ST; 
otherwise, it returns false.
</text:p>
      <text:h text:style-name="Heading_20_2" text:outline-level="2" text:is-list-header="false">
<text:bookmark-start text:name="OrgXref.org2ec31f8"/>
<text:bookmark text:name="org2ec31f8"/>Scala implementation
<text:bookmark-end text:name="OrgXref.org2ec31f8"/></text:h>
      <text:h text:style-name="Heading_20_3" text:outline-level="3" text:is-list-header="false">
<text:bookmark-start text:name="OrgXref.orgd797c2b"/>
<text:bookmark text:name="orgd797c2b"/>typeOf
<text:bookmark-end text:name="OrgXref.orgd797c2b"/></text:h>
      <text:p text:style-name="Text_20_body">This method determine a type for the input <text:span text:style-name="OrgCode">STTerm</text:span>. 
It has two arguments, one is the <text:span text:style-name="OrgCode">STTerm</text:span>, the other one is an typing context, here an empty list is used.
It return a <text:span text:style-name="OrgCode">Option[STType]</text:span>.
</text:p>
      <text:list text:style-name="OrgBulletedList" text:continue-numbering="false">
        <text:list-item>
          <text:p text:style-name="Text_20_body">Acccording to the typing rule, for <text:span text:style-name="OrgCode">STVar</text:span>, the type is given by the environment
</text:p>
        </text:list-item>
      </text:list>
      <text:p text:style-name="OrgFixedWidthBlockLastLine">case STVar(index) =&gt; None <text:s text:c="236"/></text:p>
      <text:list text:style-name="OrgBulletedList" text:continue-numbering="false">
        <text:list-item>
          <text:p text:style-name="Text_20_body">For <text:span text:style-name="OrgCode">STTrue</text:span>, <text:span text:style-name="OrgCode">STFalse</text:span>, the type is <text:span text:style-name="OrgCode">STBool</text:span>
</text:p>
        </text:list-item>
      </text:list>
      <text:p text:style-name="OrgFixedWidthBlockLastLine">case STTrue | STFalse =&gt; Some(STBool)</text:p>
      <text:list text:style-name="OrgBulletedList" text:continue-numbering="false">
        <text:list-item>
          <text:p text:style-name="Text_20_body">For <text:span text:style-name="OrgCode">STIsZero</text:span>, if the type of its parameter t is <text:span text:style-name="OrgCode">STNat</text:span>, then the type of <text:span text:style-name="OrgCode">STBool</text:span>
</text:p>
        </text:list-item>
      </text:list>
      <text:p text:style-name="OrgFixedWidthBlockLastLine">case STIsZero(t) =&gt; if (typeOf(t,List[STType]())==Some(STNat)) Some(STBool) else None</text:p>
      <text:list text:style-name="OrgBulletedList" text:continue-numbering="false">
        <text:list-item>
          <text:p text:style-name="Text_20_body">For <text:span text:style-name="OrgCode">STZero</text:span>, the type is <text:span text:style-name="OrgCode">STNat</text:span>
</text:p>
        </text:list-item>
        <text:list-item>
          <text:p text:style-name="Text_20_body">For <text:span text:style-name="OrgCode">STSuc</text:span>, if the type of its parameter t is <text:span text:style-name="OrgCode">STNat</text:span>, then the type is <text:span text:style-name="OrgCode">STNat</text:span>
</text:p>
        </text:list-item>
      </text:list>
      <text:p text:style-name="OrgFixedWidthBlock">case STZero =&gt; Some(STNat)</text:p>
      <text:p text:style-name="OrgFixedWidthBlockLastLine">case STSuc(t) =&gt; if (typeOf(t,List[STType]())==Some(STNat)) Some(STNat) else None</text:p>
      <text:list text:style-name="OrgBulletedList" text:continue-numbering="false">
        <text:list-item>
          <text:p text:style-name="Text_20_body">For <text:span text:style-name="OrgCode">STAbs</text:span>, we add the type to the list(environment) first, if the index(index parameter of the <text:span text:style-name="OrgCode">STVar</text:span>) at the list is of type t, return A -&gt; A.
</text:p>
          <text:p text:style-name="Text_20_body">If it is a free variable, return None. If it is not a <text:span text:style-name="OrgCode">STVar</text:span>, use recursion to find the type of the term
</text:p>
        </text:list-item>
      </text:list>
      <text:p text:style-name="OrgFixedWidthBlock">case STAbs(t,term) =&gt; </text:p>
      <text:p text:style-name="OrgFixedWidthBlock"> <text:s text:c="1"/>term match { <text:s text:c="3"/></text:p>
      <text:p text:style-name="OrgFixedWidthBlock"> <text:s text:c="3"/>case STVar(index) if ((l:+(t)).length &lt; index) =&gt; print((t::l).length&lt; index); None</text:p>
      <text:p text:style-name="OrgFixedWidthBlock"> <text:s text:c="3"/>case STVar(index) if (((l:+(t)).lift(index).get)==t) =&gt; Some(STFun(t,STNat))</text:p>
      <text:p text:style-name="OrgFixedWidthBlock"> <text:s text:c="3"/>case STApp(t1, t2) =&gt; ((l:+(t)).lift(0).get) match {case STFun(dom,codom) if (dom==t) =&gt; print(t); Some(STNat)</text:p>
      <text:p text:style-name="OrgFixedWidthBlock"> <text:s text:c="3"/>case _ =&gt; Some(STFun(t,typeOf(term,l:+(t)).get))</text:p>
      <text:p text:style-name="OrgFixedWidthBlockLastLine"> <text:s text:c="1"/>}</text:p>
      <text:list text:style-name="OrgBulletedList" text:continue-numbering="false">
        <text:list-item>
          <text:p text:style-name="Text_20_body">For <text:span text:style-name="OrgCode">STApp</text:span>, we add the type of t1 to the list and get the first element of the list.
</text:p>
          <text:p text:style-name="Text_20_body">If it is of type A -&gt; B, check if type1 is the same as type of t2, if so, the general type is type2, if not, return None.
</text:p>
        </text:list-item>
      </text:list>
      <text:p text:style-name="OrgFixedWidthBlock">case STApp(t1, t2) =&gt; (typeOf(t1,List[STType]())::l)(0) match {</text:p>
      <text:p text:style-name="OrgFixedWidthBlock"> <text:s text:c="3"/>case Some(STFun(type1,type2)) if Some(type1)==typeOf(t2,List[STType]()) =&gt; print((typeOf(t1,List[STType]())::l)(0));print(type2);Some(type2)</text:p>
      <text:p text:style-name="OrgFixedWidthBlock"> <text:s text:c="3"/>case _ =&gt; None </text:p>
      <text:p text:style-name="OrgFixedWidthBlockLastLine"> <text:s text:c="1"/>} </text:p>
      <text:h text:style-name="Heading_20_3" text:outline-level="3" text:is-list-header="false">
<text:bookmark-start text:name="OrgXref.orgaeefc56"/>
<text:bookmark text:name="orgaeefc56"/>typecheck
<text:bookmark-end text:name="OrgXref.orgaeefc56"/></text:h>
      <text:p text:style-name="Text_20_body">This method takes an <text:span text:style-name="OrgCode">STTerm</text:span>, and returns <text:span text:style-name="OrgCode">true</text:span> if the represented term obeys the type rules of ST; 
otherwise, it returns false.
</text:p>
      <text:p text:style-name="Text_20_body">The <text:span text:style-name="OrgCode">typeOf</text:span> method is called in this method, if it return some type, the result is true, else it is false. 
Also, if exception occurs, it is false
</text:p>
      <text:p text:style-name="OrgFixedWidthBlock">def typecheck(input:STTerm):Boolean= try {</text:p>
      <text:p text:style-name="OrgFixedWidthBlock"> <text:s text:c="1"/>if (typeOf(input, List[STType]())==None) {</text:p>
      <text:p text:style-name="OrgFixedWidthBlock"> <text:s text:c="3"/>return false</text:p>
      <text:p text:style-name="OrgFixedWidthBlock"> <text:s text:c="1"/>}</text:p>
      <text:p text:style-name="OrgFixedWidthBlock"> <text:s text:c="1"/>else {</text:p>
      <text:p text:style-name="OrgFixedWidthBlock"> <text:s text:c="3"/>return true</text:p>
      <text:p text:style-name="OrgFixedWidthBlock"> <text:s text:c="1"/>}</text:p>
      <text:p text:style-name="OrgFixedWidthBlock">}</text:p>
      <text:p text:style-name="OrgFixedWidthBlock"> <text:s text:c="1"/>catch {</text:p>
      <text:p text:style-name="OrgFixedWidthBlock"> <text:s text:c="5"/>case _: Throwable =&gt; false</text:p>
      <text:p text:style-name="OrgFixedWidthBlockLastLine"> <text:s text:c="1"/>}</text:p>
      <text:h text:style-name="Heading_20_2" text:outline-level="2" text:is-list-header="false">
<text:bookmark-start text:name="OrgXref.org6af8fce"/>
<text:bookmark text:name="org6af8fce"/>Ruby implementation
<text:bookmark-end text:name="OrgXref.org6af8fce"/></text:h>
      <text:h text:style-name="Heading_20_3" text:outline-level="3" text:is-list-header="false">
<text:bookmark-start text:name="OrgXref.orgec271d4"/>
<text:bookmark text:name="orgec271d4"/>typeOf
<text:bookmark-end text:name="OrgXref.orgec271d4"/></text:h>
      <text:p text:style-name="Text_20_body">This method determine a type for the input <text:span text:style-name="OrgCode">STTerm</text:span>. 
As it is implemented in each class, an empty environment is passed as argument. Here, an empty array is used.
</text:p>
      <text:list text:style-name="OrgBulletedList" text:continue-numbering="false">
        <text:list-item>
          <text:p text:style-name="Text_20_body">For <text:span text:style-name="OrgCode">STVar</text:span>, the type is given by the environment
</text:p>
        </text:list-item>
      </text:list>
      <text:p text:style-name="OrgSrcBlockLastLine"><text:span text:style-name="OrgSrcFontLockKeywordFace">def</text:span><text:s/><text:span text:style-name="OrgSrcFontLockFunctionNameFace">typeOf</text:span>(arr);<text:s/><text:span text:style-name="OrgSrcFontLockConstantFace">nil</text:span><text:s/><text:span text:style-name="OrgSrcFontLockKeywordFace">end</text:span></text:p>
      <text:list text:style-name="OrgBulletedList" text:continue-numbering="false">
        <text:list-item>
          <text:p text:style-name="Text_20_body">For <text:span text:style-name="OrgCode">STTrue</text:span>, <text:span text:style-name="OrgCode">STFalse</text:span>, the type is <text:span text:style-name="OrgCode">STBool</text:span>
</text:p>
        </text:list-item>
      </text:list>
      <text:p text:style-name="OrgSrcBlockLastLine"><text:span text:style-name="OrgSrcFontLockKeywordFace">def</text:span><text:s/><text:span text:style-name="OrgSrcFontLockFunctionNameFace">typeOf</text:span>(arr);<text:s/><text:span text:style-name="OrgSrcFontLockTypeFace">STBool</text:span>.new<text:s/><text:span text:style-name="OrgSrcFontLockKeywordFace">end</text:span></text:p>
      <text:list text:style-name="OrgBulletedList" text:continue-numbering="false">
        <text:list-item>
          <text:p text:style-name="Text_20_body">For <text:span text:style-name="OrgCode">STIsZero</text:span>, if the type of its parameter t is <text:span text:style-name="OrgCode">STNat</text:span>, then the type of <text:span text:style-name="OrgCode">STBool</text:span>
</text:p>
        </text:list-item>
      </text:list>
      <text:p text:style-name="OrgSrcBlock"><text:span text:style-name="OrgSrcFontLockKeywordFace">def</text:span><text:s/><text:span text:style-name="OrgSrcFontLockFunctionNameFace">typeOf</text:span>(arr)</text:p>
      <text:p text:style-name="OrgSrcBlock"><text:s/><text:s/><text:s/><text:s/><text:s/><text:s/><text:span text:style-name="OrgSrcFontLockKeywordFace">if</text:span><text:s/>t.typeOf(<text:span text:style-name="OrgSrcFontLockTypeFace">Array</text:span>.new)==<text:span text:style-name="OrgSrcFontLockTypeFace">STNat</text:span>.new</text:p>
      <text:p text:style-name="OrgSrcBlock"><text:tab/><text:span text:style-name="OrgSrcFontLockKeywordFace">return</text:span><text:s/><text:span text:style-name="OrgSrcFontLockTypeFace">STBool</text:span>.new</text:p>
      <text:p text:style-name="OrgSrcBlock"><text:s/><text:s/><text:s/><text:s/><text:s/><text:s/><text:span text:style-name="OrgSrcFontLockKeywordFace">else</text:span><text:s/></text:p>
      <text:p text:style-name="OrgSrcBlock"><text:tab/><text:span text:style-name="OrgSrcFontLockKeywordFace">return</text:span><text:s/><text:span text:style-name="OrgSrcFontLockConstantFace">nil</text:span></text:p>
      <text:p text:style-name="OrgSrcBlock"><text:s/><text:s/><text:s/><text:s/><text:s/><text:s/><text:span text:style-name="OrgSrcFontLockKeywordFace">end</text:span><text:s/><text:s/></text:p>
      <text:p text:style-name="OrgSrcBlockLastLine"><text:s/><text:s/><text:s/><text:s/><text:span text:style-name="OrgSrcFontLockKeywordFace">end</text:span></text:p>
      <text:list text:style-name="OrgBulletedList" text:continue-numbering="false">
        <text:list-item>
          <text:p text:style-name="Text_20_body">For <text:span text:style-name="OrgCode">STZero</text:span>, the type is <text:span text:style-name="OrgCode">STNat</text:span>
</text:p>
        </text:list-item>
      </text:list>
      <text:p text:style-name="OrgSrcBlockLastLine"><text:span text:style-name="OrgSrcFontLockKeywordFace">def</text:span><text:s/><text:span text:style-name="OrgSrcFontLockFunctionNameFace">typeOf</text:span>(arr);<text:s/><text:span text:style-name="OrgSrcFontLockTypeFace">STNat</text:span>.new<text:s/><text:span text:style-name="OrgSrcFontLockKeywordFace">end</text:span></text:p>
      <text:list text:style-name="OrgBulletedList" text:continue-numbering="false">
        <text:list-item>
          <text:p text:style-name="Text_20_body">For <text:span text:style-name="OrgCode">STAbs</text:span>, if t2 is of type <text:span text:style-name="OrgCode">STVar</text:span>, we add the type to the list(environment) first, and the index(index parameter of the <text:span text:style-name="OrgCode">STVar</text:span>) at the list is of type t1, return A -&gt; A.
</text:p>
          <text:p text:style-name="Text_20_body">If it is a free variable, return None. If it is not a <text:span text:style-name="OrgCode">STVar</text:span>, use recursion to find the type of the term
</text:p>
        </text:list-item>
      </text:list>
      <text:p text:style-name="OrgSrcBlock"><text:span text:style-name="OrgSrcFontLockKeywordFace">def</text:span><text:s/><text:span text:style-name="OrgSrcFontLockFunctionNameFace">typeOf</text:span>(arr)</text:p>
      <text:p text:style-name="OrgSrcBlock"><text:s/><text:s/><text:span text:style-name="OrgSrcFontLockKeywordFace">case</text:span><text:s/>t2</text:p>
      <text:p text:style-name="OrgSrcBlock"><text:s/><text:s/><text:span text:style-name="OrgSrcFontLockKeywordFace">when</text:span><text:s/><text:span text:style-name="OrgSrcFontLockTypeFace">STVar</text:span></text:p>
      <text:p text:style-name="OrgSrcBlock"><text:s/><text:s/><text:s/><text:s/><text:span text:style-name="OrgSrcFontLockKeywordFace">if</text:span><text:s/>(arr&lt;&lt;t1)[t2.index]==t1</text:p>
      <text:p text:style-name="OrgSrcBlock"><text:s/><text:s/><text:s/><text:s/><text:s/><text:s/><text:span text:style-name="OrgSrcFontLockKeywordFace">return</text:span><text:s/><text:span text:style-name="OrgSrcFontLockTypeFace">STFun</text:span>.new(t1,<text:span text:style-name="OrgSrcFontLockTypeFace">STNat</text:span>.new)</text:p>
      <text:p text:style-name="OrgSrcBlock"><text:s/><text:s/><text:s/><text:s/><text:span text:style-name="OrgSrcFontLockKeywordFace">else</text:span><text:s/></text:p>
      <text:p text:style-name="OrgSrcBlock"><text:s/><text:s/><text:s/><text:s/><text:s/><text:s/><text:span text:style-name="OrgSrcFontLockKeywordFace">return</text:span><text:s/><text:span text:style-name="OrgSrcFontLockConstantFace">nil</text:span></text:p>
      <text:p text:style-name="OrgSrcBlock"><text:s/><text:s/><text:s/><text:s/><text:span text:style-name="OrgSrcFontLockKeywordFace">end</text:span></text:p>
      <text:p text:style-name="OrgSrcBlock"><text:s/><text:s/><text:span text:style-name="OrgSrcFontLockKeywordFace">when</text:span><text:s/><text:span text:style-name="OrgSrcFontLockTypeFace">STApp</text:span></text:p>
      <text:p text:style-name="OrgSrcBlock"><text:s/><text:s/><text:s/><text:s/><text:span text:style-name="OrgSrcFontLockKeywordFace">if</text:span><text:s/>(arr&lt;&lt;t1)[0].dom<text:s/>==<text:s/>t1</text:p>
      <text:p text:style-name="OrgSrcBlock"><text:s/><text:s/><text:s/><text:s/><text:s/><text:s/><text:span text:style-name="OrgSrcFontLockKeywordFace">return</text:span><text:s/><text:span text:style-name="OrgSrcFontLockTypeFace">STNat</text:span>.new</text:p>
      <text:p text:style-name="OrgSrcBlock"><text:s/><text:s/><text:s/><text:s/><text:span text:style-name="OrgSrcFontLockKeywordFace">end</text:span></text:p>
      <text:p text:style-name="OrgSrcBlock"><text:s/><text:s/><text:span text:style-name="OrgSrcFontLockKeywordFace">else</text:span><text:s/></text:p>
      <text:p text:style-name="OrgSrcBlock"><text:s/><text:s/><text:s/><text:s/><text:span text:style-name="OrgSrcFontLockKeywordFace">return</text:span><text:s/><text:span text:style-name="OrgSrcFontLockTypeFace">STFun</text:span>.new(t1,t2.typeOf(arr&lt;&lt;t1))</text:p>
      <text:p text:style-name="OrgSrcBlock"><text:s/><text:s/><text:span text:style-name="OrgSrcFontLockKeywordFace">end</text:span></text:p>
      <text:p text:style-name="OrgSrcBlockLastLine"><text:span text:style-name="OrgSrcFontLockKeywordFace">end</text:span></text:p>
      <text:list text:style-name="OrgBulletedList" text:continue-numbering="false">
        <text:list-item>
          <text:p text:style-name="Text_20_body">For <text:span text:style-name="OrgCode">STApp</text:span>, we check the type of t1, if it is <text:span text:style-name="OrgCode">STFun</text:span>, we then check if its dom is the same as the type of t2.
</text:p>
          <text:p text:style-name="Text_20_body">If so, return its condom, else, return nil
</text:p>
        </text:list-item>
      </text:list>
      <text:p text:style-name="OrgSrcBlock"><text:span text:style-name="OrgSrcFontLockKeywordFace">def</text:span><text:s/><text:span text:style-name="OrgSrcFontLockFunctionNameFace">typeOf</text:span>(arr)</text:p>
      <text:p text:style-name="OrgSrcBlock"><text:s/><text:s/><text:s/><text:s/><text:s/><text:s/><text:span text:style-name="OrgSrcFontLockKeywordFace">case</text:span><text:s/>t1.typeOf(<text:span text:style-name="OrgSrcFontLockTypeFace">Array</text:span>.new)</text:p>
      <text:p text:style-name="OrgSrcBlock"><text:s/><text:s/><text:s/><text:s/><text:s/><text:s/><text:span text:style-name="OrgSrcFontLockKeywordFace">when</text:span><text:s/><text:span text:style-name="OrgSrcFontLockTypeFace">STFun</text:span></text:p>
      <text:p text:style-name="OrgSrcBlock"><text:tab/><text:span text:style-name="OrgSrcFontLockKeywordFace">if</text:span><text:s/>t1.typeOf(<text:span text:style-name="OrgSrcFontLockTypeFace">Array</text:span>.new).dom<text:s/>==<text:s/>t2.typeOf(<text:span text:style-name="OrgSrcFontLockTypeFace">Array</text:span>.new)</text:p>
      <text:p text:style-name="OrgSrcBlock"><text:tab/><text:s/><text:s/><text:span text:style-name="OrgSrcFontLockKeywordFace">return</text:span><text:s/>t1.typeOf(<text:span text:style-name="OrgSrcFontLockTypeFace">Array</text:span>.new).codom</text:p>
      <text:p text:style-name="OrgSrcBlock"><text:tab/><text:span text:style-name="OrgSrcFontLockKeywordFace">else</text:span></text:p>
      <text:p text:style-name="OrgSrcBlock"><text:tab/><text:s/><text:s/><text:span text:style-name="OrgSrcFontLockKeywordFace">return</text:span><text:s/><text:span text:style-name="OrgSrcFontLockConstantFace">nil</text:span></text:p>
      <text:p text:style-name="OrgSrcBlock"><text:tab/><text:span text:style-name="OrgSrcFontLockKeywordFace">end</text:span></text:p>
      <text:p text:style-name="OrgSrcBlock"><text:s/><text:s/><text:s/><text:s/><text:s/><text:s/><text:span text:style-name="OrgSrcFontLockKeywordFace">else</text:span><text:s/></text:p>
      <text:p text:style-name="OrgSrcBlock"><text:tab/><text:span text:style-name="OrgSrcFontLockKeywordFace">return</text:span><text:s/><text:span text:style-name="OrgSrcFontLockConstantFace">nil</text:span></text:p>
      <text:p text:style-name="OrgSrcBlock"><text:s/><text:s/><text:s/><text:s/><text:s/><text:s/><text:span text:style-name="OrgSrcFontLockKeywordFace">end</text:span></text:p>
      <text:p text:style-name="OrgSrcBlockLastLine"><text:s/><text:s/><text:s/><text:s/><text:span text:style-name="OrgSrcFontLockKeywordFace">end</text:span></text:p>
      <text:h text:style-name="Heading_20_3" text:outline-level="3" text:is-list-header="false">
<text:bookmark-start text:name="OrgXref.org99e1b32"/>
<text:bookmark text:name="org99e1b32"/>typecheck
<text:bookmark-end text:name="OrgXref.org99e1b32"/></text:h>
      <text:p text:style-name="Text_20_body">This method takes an <text:span text:style-name="OrgCode">STTerm</text:span>, and returns <text:span text:style-name="OrgCode">true</text:span> if the represented term obeys the type rules of ST; 
otherwise, it returns false.
</text:p>
      <text:p text:style-name="Text_20_body">The <text:span text:style-name="OrgCode">typeOf</text:span> method is called in this method, if it return some type, the result is true, else it is false. 
Also, as this method applies to all class, it is defined in the super class STTerm
</text:p>
      <text:p text:style-name="OrgSrcBlock"><text:span text:style-name="OrgSrcFontLockKeywordFace">class</text:span><text:s/><text:span text:style-name="OrgSrcFontLockTypeFace">STTerm</text:span><text:s/></text:p>
      <text:p text:style-name="OrgSrcBlock"><text:s/><text:s/><text:span text:style-name="OrgSrcFontLockKeywordFace">def</text:span><text:s/><text:span text:style-name="OrgSrcFontLockFunctionNameFace">typecheck</text:span></text:p>
      <text:p text:style-name="OrgSrcBlock"><text:s/><text:s/><text:s/><text:s/><text:span text:style-name="OrgSrcFontLockKeywordFace">if</text:span><text:s/>typeOf(<text:span text:style-name="OrgSrcFontLockTypeFace">Array</text:span>.new)==<text:span text:style-name="OrgSrcFontLockConstantFace">nil</text:span></text:p>
      <text:p text:style-name="OrgSrcBlock"><text:s/><text:s/><text:s/><text:s/><text:s/><text:s/><text:span text:style-name="OrgSrcFontLockKeywordFace">return</text:span><text:s/><text:span text:style-name="OrgSrcFontLockConstantFace">false</text:span></text:p>
      <text:p text:style-name="OrgSrcBlock"><text:s/><text:s/><text:s/><text:s/><text:span text:style-name="OrgSrcFontLockKeywordFace">else</text:span></text:p>
      <text:p text:style-name="OrgSrcBlock"><text:s/><text:s/><text:s/><text:s/><text:s/><text:s/><text:span text:style-name="OrgSrcFontLockKeywordFace">return</text:span><text:s/><text:span text:style-name="OrgSrcFontLockConstantFace">true</text:span></text:p>
      <text:p text:style-name="OrgSrcBlock"><text:s/><text:s/><text:s/><text:s/><text:span text:style-name="OrgSrcFontLockKeywordFace">end</text:span></text:p>
      <text:p text:style-name="OrgSrcBlock"><text:s/><text:s/><text:span text:style-name="OrgSrcFontLockKeywordFace">end</text:span></text:p>
      <text:p text:style-name="OrgSrcBlockLastLine"><text:span text:style-name="OrgSrcFontLockKeywordFace">end</text:span></text:p>
      <text:h text:style-name="Heading_20_1" text:outline-level="1" text:is-list-header="false">
<text:bookmark-start text:name="OrgXref.org06045f3"/>
<text:bookmark text:name="org06045f3"/>Part three: Translation to the untyped λ-calculus
<text:bookmark-end text:name="OrgXref.org06045f3"/></text:h>
      <text:p text:style-name="Text_20_body">This method translates a STTerm into elements of ULTerm.
</text:p>
      <text:h text:style-name="Heading_20_2" text:outline-level="2" text:is-list-header="false">
<text:bookmark-start text:name="OrgXref.org8cbfa60"/>
<text:bookmark text:name="org8cbfa60"/>Scala implementation
<text:bookmark-end text:name="OrgXref.org8cbfa60"/></text:h>
      <text:list text:style-name="OrgBulletedList" text:continue-numbering="false">
        <text:list-item>
          <text:p text:style-name="Text_20_body">For <text:span text:style-name="OrgCode">STVar</text:span>, <text:span text:style-name="OrgCode">STTrue</text:span>, <text:span text:style-name="OrgCode">STFalse</text:span>, <text:span text:style-name="OrgCode">STZero</text:span> they are translated directly
</text:p>
        </text:list-item>
      </text:list>
      <text:p text:style-name="OrgFixedWidthBlock">case STVar(index) =&gt; ULVar(index)</text:p>
      <text:p text:style-name="OrgFixedWidthBlock">case STTrue =&gt; ULAbs(ULAbs(ULVar(1)))</text:p>
      <text:p text:style-name="OrgFixedWidthBlock">case STFalse =&gt; ULAbs(ULAbs(ULVar(0)))</text:p>
      <text:p text:style-name="OrgFixedWidthBlockLastLine">case STZero =&gt; ULAbs(ULAbs(ULVar(0)))</text:p>
      <text:list text:style-name="OrgBulletedList" text:continue-numbering="false">
        <text:list-item>
          <text:p text:style-name="Text_20_body">For <text:span text:style-name="OrgCode">STSuc(t)</text:span>, the <text:span text:style-name="OrgCode">Suc</text:span> part is default, and <text:span text:style-name="OrgCode">ULApp</text:span> is used to combine it with t in untyped lambda form.
</text:p>
        </text:list-item>
      </text:list>
      <text:p text:style-name="OrgFixedWidthBlockLastLine">case STSuc(t) =&gt; ULApp(ULAbs(ULAbs(ULAbs(ULApp(ULVar(1),ULApp(ULApp(ULVar(2),ULVar(1)),ULVar(0)))))),eraseTypes(t))</text:p>
      <text:list text:style-name="OrgBulletedList" text:continue-numbering="false">
        <text:list-item>
          <text:p text:style-name="Text_20_body">For <text:span text:style-name="OrgCode">STApp</text:span> and <text:span text:style-name="OrgCode">STAbs</text:span>, they are translated using recursion
</text:p>
        </text:list-item>
      </text:list>
      <text:p text:style-name="OrgFixedWidthBlock">case STApp(t1, t2) =&gt; ULApp(eraseTypes(t1),eraseTypes(t2))</text:p>
      <text:p text:style-name="OrgFixedWidthBlockLastLine">case STAbs(t, term) =&gt; ULAbs(eraseTypes(term))</text:p>
      <text:h text:style-name="Heading_20_2" text:outline-level="2" text:is-list-header="false">
<text:bookmark-start text:name="OrgXref.org761eeb2"/>
<text:bookmark text:name="org761eeb2"/>Ruby implementation
<text:bookmark-end text:name="OrgXref.org761eeb2"/></text:h>
      <text:list text:style-name="OrgBulletedList" text:continue-numbering="false">
        <text:list-item>
          <text:p text:style-name="Text_20_body">For <text:span text:style-name="OrgCode">STVar</text:span>, <text:span text:style-name="OrgCode">STTrue</text:span>, <text:span text:style-name="OrgCode">STFalse</text:span>, <text:span text:style-name="OrgCode">STZero</text:span> they are translated directly
</text:p>
        </text:list-item>
      </text:list>
      <text:p text:style-name="OrgSrcBlock"><text:span text:style-name="OrgSrcFontLockKeywordFace">def</text:span><text:s/><text:span text:style-name="OrgSrcFontLockFunctionNameFace">eraseTypes;</text:span><text:s/><text:span text:style-name="OrgSrcFontLockTypeFace">ULVar</text:span>.new(index)<text:s/><text:span text:style-name="OrgSrcFontLockKeywordFace">end</text:span></text:p>
      <text:p text:style-name="OrgSrcBlock"><text:span text:style-name="OrgSrcFontLockKeywordFace">def</text:span><text:s/><text:span text:style-name="OrgSrcFontLockFunctionNameFace">eraseTypes;</text:span><text:s/><text:span text:style-name="OrgSrcFontLockTypeFace">ULAbs</text:span>.new(<text:span text:style-name="OrgSrcFontLockTypeFace">ULAbs</text:span>.new(<text:span text:style-name="OrgSrcFontLockTypeFace">ULVar</text:span>.new(1)))<text:s/><text:span text:style-name="OrgSrcFontLockKeywordFace">end</text:span></text:p>
      <text:p text:style-name="OrgSrcBlock"><text:span text:style-name="OrgSrcFontLockKeywordFace">def</text:span><text:s/><text:span text:style-name="OrgSrcFontLockFunctionNameFace">eraseTypes;</text:span><text:s/><text:span text:style-name="OrgSrcFontLockTypeFace">ULAbs</text:span>.new(<text:span text:style-name="OrgSrcFontLockTypeFace">ULAbs</text:span>.new(<text:span text:style-name="OrgSrcFontLockTypeFace">ULVar</text:span>.new(0)))<text:s/><text:span text:style-name="OrgSrcFontLockKeywordFace">end</text:span></text:p>
      <text:p text:style-name="OrgSrcBlockLastLine"><text:span text:style-name="OrgSrcFontLockKeywordFace">def</text:span><text:s/><text:span text:style-name="OrgSrcFontLockFunctionNameFace">eraseTypes;</text:span><text:s/><text:span text:style-name="OrgSrcFontLockTypeFace">ULAbs</text:span>.new(<text:span text:style-name="OrgSrcFontLockTypeFace">ULAbs</text:span>.new(<text:span text:style-name="OrgSrcFontLockTypeFace">ULVar</text:span>.new(0)))<text:s/><text:span text:style-name="OrgSrcFontLockKeywordFace">end</text:span></text:p>
      <text:list text:style-name="OrgBulletedList" text:continue-numbering="false">
        <text:list-item>
          <text:p text:style-name="Text_20_body">For <text:span text:style-name="OrgCode">STSuc(t)</text:span>, the <text:span text:style-name="OrgCode">Suc</text:span> part is default, and <text:span text:style-name="OrgCode">ULApp</text:span> is used to combine it with t in untyped lambda form.
</text:p>
        </text:list-item>
      </text:list>
      <text:p text:style-name="OrgSrcBlock"><text:span text:style-name="OrgSrcFontLockKeywordFace">def</text:span><text:s/><text:span text:style-name="OrgSrcFontLockFunctionNameFace">eraseTypes</text:span></text:p>
      <text:p text:style-name="OrgSrcBlock"><text:s/><text:s/><text:s/><text:s/><text:span text:style-name="OrgSrcFontLockKeywordFace">return</text:span><text:s/><text:span text:style-name="OrgSrcFontLockTypeFace">ULApp</text:span>.new(<text:span text:style-name="OrgSrcFontLockTypeFace">ULAbs</text:span>.new(<text:span text:style-name="OrgSrcFontLockTypeFace">ULAbs</text:span>.new(<text:span text:style-name="OrgSrcFontLockTypeFace">ULAbs</text:span>.new(<text:span text:style-name="OrgSrcFontLockTypeFace">ULApp</text:span>.new(</text:p>
      <text:p text:style-name="OrgSrcBlock"><text:s/><text:s/><text:s/><text:s/><text:s/><text:s/><text:span text:style-name="OrgSrcFontLockTypeFace">ULVar</text:span>.new(1),<text:span text:style-name="OrgSrcFontLockTypeFace">ULApp</text:span>.new(<text:span text:style-name="OrgSrcFontLockTypeFace">ULApp</text:span>.new(<text:span text:style-name="OrgSrcFontLockTypeFace">ULVar</text:span>.new(2),<text:span text:style-name="OrgSrcFontLockTypeFace">ULVar</text:span>.new(1)),<text:span text:style-name="OrgSrcFontLockTypeFace">ULVar</text:span>.new(0)))))),t.eraseTypes)<text:s/></text:p>
      <text:p text:style-name="OrgSrcBlockLastLine"><text:span text:style-name="OrgSrcFontLockKeywordFace">end</text:span></text:p>
      <text:list text:style-name="OrgBulletedList" text:continue-numbering="false">
        <text:list-item>
          <text:p text:style-name="Text_20_body">For <text:span text:style-name="OrgCode">STApp</text:span> and <text:span text:style-name="OrgCode">STAbs</text:span>, they are translated using recursion
</text:p>
        </text:list-item>
      </text:list>
      <text:p text:style-name="OrgSrcBlock"><text:span text:style-name="OrgSrcFontLockKeywordFace">def</text:span><text:s/><text:span text:style-name="OrgSrcFontLockFunctionNameFace">eraseTypes;</text:span><text:s/><text:span text:style-name="OrgSrcFontLockTypeFace">ULApp</text:span>.new(t1.eraseTypes,t2.eraseTypes)<text:s/><text:span text:style-name="OrgSrcFontLockKeywordFace">end</text:span></text:p>
      <text:p text:style-name="OrgSrcBlockLastLine"><text:span text:style-name="OrgSrcFontLockKeywordFace">def</text:span><text:s/><text:span text:style-name="OrgSrcFontLockFunctionNameFace">eraseTypes;</text:span><text:s/><text:span text:style-name="OrgSrcFontLockTypeFace">ULAbs</text:span>.new(t2.eraseTypes)<text:s/><text:span text:style-name="OrgSrcFontLockKeywordFace">end</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TypeFace" style:family="text">
      <style:text-properties fo:color="#228b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nstantFace" style:family="text">
      <style:text-properties fo:color="#008b8b"/>
    </style:style>
    <style:style style:name="OrgSrcFontLockFunctionNameFace" style:family="text">
      <style:text-properties fo:color="nil"/>
    </style:style>
    <style:style style:name="OrgSrcFontLockKeywordFace" style:family="text">
      <style:text-properties fo:color="nil"/>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Cynthia Liu</dc:creator>
    <meta:initial-creator>Cynthia Liu</meta:initial-creator>
    <dc:date>2020-11-26T20:35:42</dc:date>
    <meta:creation-date>2020-11-26T20:35:42</meta:creation-date>
    <meta:generator>Emacs 27.1 (Org mode 9.3)</meta:generator>
    <meta:keyword/>
    <dc:subject>Assignment 2 in Scala and Ruby implementation</dc:subject>
    <dc:title>Computer Science 3MI3 – 2020 Assignment 2: Typing a λ-calculus</dc:title>
  </office:meta>
</office:document-meta>
</file>